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style>
    <style:style style:name="P10"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7f0055" fo:font-weight="bold" style:font-weight-asian="bold" style:font-weight-complex="bold"/>
    </style:style>
    <style:style style:name="T1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How to get Votes to the User</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11">public</text:span><text:span text:style-name="T4"> Map&lt;Long, Node&gt; replaceWithLinkAndGet(Long parentArgID,</text:span></text:p>
      <text:p text:style-name="P9"><text:span text:style-name="T6"><text:tab/><text:tab/><text:tab/>Long linkPropID, Long removePropID) </text:span><text:span text:style-name="T12">throws</text:span><text:span text:style-name="T6"> ServiceException;</text:span></text:p>
      <text:p text:style-name="P9"><text:span text:style-name="T6"/></text:p>
      <text:p text:style-name="P8"><text:span text:style-name="T11">public</text:span><text:span text:style-name="T4"> Map&lt;Long, Node&gt; getNodesChildren(List&lt;Long&gt; nodeIDs, </text:span><text:span text:style-name="T11">int</text:span><text:span text:style-name="T4"> depth)</text:span></text:p>
      <text:p text:style-name="P9"><text:span text:style-name="T6"><text:tab/><text:tab/><text:tab/></text:span><text:span text:style-name="T12">throws</text:span><text:span text:style-name="T6"> ServiceException;</text:span></text:p>
      <text:p text:style-name="P9"><text:span text:style-name="T6"/></text:p>
      <text:p text:style-name="P8"><text:span text:style-name="T11">public</text:span><text:span text:style-name="T4"> PartialTrees getUpToDateNodes(Map&lt;Long, DateAndChildIDs&gt; propInfo,</text:span></text:p>
      <text:p text:style-name="P9"><text:span text:style-name="T6"><text:tab/><text:tab/><text:tab/>Map&lt;Long, DateAndChildIDs&gt; argInfo);</text:span></text:p>
      <text:p text:style-name="P9"><text:span text:style-name="T6"/></text:p>
      <text:p text:style-name="P9"><text:span text:style-name="T6"/></text:p>
      <text:p text:style-name="P8"><text:span text:style-name="T11">public</text:span><text:span text:style-name="T4"> PartialTrees getRootProps(</text:span><text:span text:style-name="T11">int</text:span><text:span text:style-name="T4"> depthLimit);</text:span></text:p>
      <text:p text:style-name="P9"><text:span text:style-name="T6"/></text:p>
      <text:p text:style-name="P8"><text:span text:style-name="T11">public</text:span><text:span text:style-name="T4"> PartialTrees searchProps(String searchString, String searchName,</text:span></text:p>
      <text:p text:style-name="P8"><text:span text:style-name="T4"><text:tab/><text:tab/><text:tab/></text:span><text:span text:style-name="T11">int</text:span><text:span text:style-name="T4"> resultLimit, List&lt;Long&gt; filerNodeIDs) </text:span><text:span text:style-name="T11">throws</text:span><text:span text:style-name="T4"> ServiceException;</text:span></text:p>
      <text:p text:style-name="P8"/>
      <text:p text:style-name="P8"><text:span text:style-name="T11">public</text:span><text:span text:style-name="T4"> PartialTrees continueSearchProps(String searchName)</text:span></text:p>
      <text:p text:style-name="P9"><text:span text:style-name="T6"><text:tab/><text:tab/><text:tab/></text:span><text:span text:style-name="T12">throws</text:span><text:span text:style-name="T6"> ServiceException;</text:span></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0"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9T16:21:02.56</dc:date>
    <dc:creator>Isaac Kriegman</dc:creator>
    <meta:editing-duration>PT353H15M39S</meta:editing-duration>
    <meta:editing-cycles>51</meta:editing-cycles>
    <meta:document-statistic meta:table-count="0" meta:image-count="0" meta:object-count="0" meta:page-count="1" meta:paragraph-count="292" meta:word-count="7379" meta:character-count="43756"/>
  </office:meta>
</office:document-meta>
</file>